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2010000022100000258AB94093F1B2CFD94.png" manifest:media-type="image/png"/>
  <manifest:file-entry manifest:full-path="Pictures/1000000000000008000000087E6FD3C1D8C58AC2.png" manifest:media-type="image/png"/>
  <manifest:file-entry manifest:full-path="Pictures/100002010000022100000258E70BFE16C5ACAB5F.png" manifest:media-type="image/png"/>
  <manifest:file-entry manifest:full-path="Pictures/100002010000022100000258B74D0C27D9DDFF97.png" manifest:media-type="image/png"/>
  <manifest:file-entry manifest:full-path="Pictures/10000201000002210000025854653D2B9C3241E8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Large_20_Grid" draw:opacity="20%" draw:textarea-horizontal-align="justify" draw:textarea-vertical-align="middle" draw:auto-grow-height="false" fo:min-height="11.968cm" fo:min-width="12.454cm" draw:shadow-offset-x="0.203cm" draw:shadow-offset-y="0.203cm" draw:shadow-opacity="20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image-name="Large_20_Grid" draw:opacity="20%" draw:textarea-horizontal-align="justify" draw:textarea-vertical-align="middle" draw:auto-grow-height="false" fo:min-height="11.968cm" fo:min-width="12.454cm" draw:shadow-offset-x="0.203cm" draw:shadow-offset-y="0.203cm" draw:shadow-opacity="20%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386cm" fo:min-width="1.056cm"/>
    </style:style>
    <style:style style:name="gr5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stroke="dash" draw:stroke-dash="Fine_20_Dashed" svg:stroke-color="#000000" draw:marker-end="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089cm" style:use-optimal-column-width="false"/>
    </style:style>
    <style:style style:name="co2" style:family="table-column">
      <style:table-column-properties style:column-width="1.09cm" style:use-optimal-column-width="false"/>
    </style:style>
    <style:style style:name="ro1" style:family="table-row">
      <style:table-row-properties style:row-height="1.232cm"/>
    </style:style>
    <style:style style:name="ce1" style:family="table-cell">
      <style:paragraph-properties fo:border="0.03pt solid #000000"/>
    </style:style>
    <style:style style:name="P1" style:family="paragraph">
      <loext:graphic-properties draw:fill="bitmap" draw:fill-image-name="Large_20_Grid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954cm" svg:height="12.218cm" svg:x="13.4cm" svg:y="0.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954cm" svg:height="12.218cm" svg:x="12.8cm" svg:y="0.8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61cm" svg:height="11.848cm" svg:x="14.385cm" svg:y="1.016cm">
          <draw:image xlink:href="Pictures/100002010000022100000258AB94093F1B2CFD94.png" xlink:type="simple" xlink:show="embed" xlink:actuate="onLoad">
            <text:p/>
          </draw:image>
        </draw:frame>
        <draw:frame draw:style-name="gr2" draw:text-style-name="P2" draw:layer="layout" svg:width="10.761cm" svg:height="11.848cm" svg:x="13.276cm" svg:y="1.36cm">
          <draw:image xlink:href="Pictures/100002010000022100000258E70BFE16C5ACAB5F.png" xlink:type="simple" xlink:show="embed" xlink:actuate="onLoad">
            <text:p/>
          </draw:image>
        </draw:frame>
        <draw:frame draw:style-name="gr2" draw:text-style-name="P2" draw:layer="layout" svg:width="10.761cm" svg:height="11.848cm" svg:x="12.006cm" svg:y="1.614cm">
          <draw:image xlink:href="Pictures/100002010000022100000258B74D0C27D9DDFF97.png" xlink:type="simple" xlink:show="embed" xlink:actuate="onLoad">
            <text:p/>
          </draw:image>
        </draw:frame>
        <draw:custom-shape draw:style-name="gr3" draw:text-style-name="P1" draw:layer="layout" svg:width="12.954cm" svg:height="12.218cm" svg:x="12.192cm" svg:y="1.27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61cm" svg:height="11.848cm" svg:x="0.254cm" svg:y="1.778cm">
          <draw:image xlink:href="Pictures/10000201000002210000025854653D2B9C3241E8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0.214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4" draw:layer="layout" svg:x1="12.192cm" svg:y1="13.488cm" svg:x2="25.146cm" svg:y2="13.462cm">
          <text:p/>
        </draw:line>
        <draw:line draw:style-name="gr5" draw:text-style-name="P4" draw:layer="layout" svg:x1="12.192cm" svg:y1="13.462cm" svg:x2="12.192cm" svg:y2="1.27cm">
          <text:p/>
        </draw:line>
        <draw:line draw:style-name="gr6" draw:text-style-name="P4" draw:layer="layout" svg:x1="12.192cm" svg:y1="13.488cm" svg:x2="14.732cm" svg:y2="11.938cm">
          <text:p/>
        </draw:line>
        <draw:line draw:style-name="gr5" draw:text-style-name="P4" draw:layer="layout" svg:x1="12.192cm" svg:y1="13.488cm" svg:x2="12.192cm" svg:y2="1.296cm">
          <text:p/>
        </draw:line>
        <draw:line draw:style-name="gr5" draw:text-style-name="P4" draw:layer="layout" svg:x1="12.192cm" svg:y1="13.488cm" svg:x2="12.192cm" svg:y2="1.296cm">
          <text:p/>
        </draw:line>
        <draw:line draw:style-name="gr5" draw:text-style-name="P4" draw:layer="layout" svg:x1="12.192cm" svg:y1="13.488cm" svg:x2="12.192cm" svg:y2="1.296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8.712cm" svg:height="1.231cm" svg:x="8.389cm" svg:y="5.4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712cm" svg:height="1.231cm" svg:x="8.19cm" svg:y="5.6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712cm" svg:height="1.231cm" svg:x="7.99cm" svg:y="5.8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712cm" svg:height="1.231cm" svg:x="7.791cm" svg:y="6.0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8" draw:text-style-name="P6" draw:layer="layout" svg:x1="8.312cm" svg:y1="6.65cm" svg:x2="6.858cm" svg:y2="7.974cm">
          <text:p/>
        </draw:line>
        <draw:line draw:style-name="gr8" draw:text-style-name="P6" draw:layer="layout" svg:x1="9.412cm" svg:y1="6.65cm" svg:x2="7.958cm" svg:y2="7.974cm">
          <text:p/>
        </draw:line>
        <draw:line draw:style-name="gr8" draw:text-style-name="P6" draw:layer="layout" svg:x1="10.512cm" svg:y1="6.65cm" svg:x2="9.058cm" svg:y2="7.974cm">
          <text:p/>
        </draw:line>
        <draw:line draw:style-name="gr8" draw:text-style-name="P6" draw:layer="layout" svg:x1="11.612cm" svg:y1="6.65cm" svg:x2="10.158cm" svg:y2="7.974cm">
          <text:p/>
        </draw:line>
        <draw:line draw:style-name="gr8" draw:text-style-name="P6" draw:layer="layout" svg:x1="12.612cm" svg:y1="6.65cm" svg:x2="11.158cm" svg:y2="7.974cm">
          <text:p/>
        </draw:line>
        <draw:line draw:style-name="gr8" draw:text-style-name="P6" draw:layer="layout" svg:x1="13.712cm" svg:y1="6.65cm" svg:x2="12.258cm" svg:y2="7.974cm">
          <text:p/>
        </draw:line>
        <draw:line draw:style-name="gr8" draw:text-style-name="P6" draw:layer="layout" svg:x1="14.912cm" svg:y1="6.65cm" svg:x2="13.458cm" svg:y2="7.974cm">
          <text:p/>
        </draw:line>
        <draw:line draw:style-name="gr8" draw:text-style-name="P6" draw:layer="layout" svg:x1="16.012cm" svg:y1="6.65cm" svg:x2="14.558cm" svg:y2="7.974cm">
          <text:p/>
        </draw:line>
        <draw:g>
          <draw:frame draw:style-name="standard" draw:layer="layout" svg:width="8.712cm" svg:height="1.231cm" svg:x="6.49cm" svg:y="7.372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8.712cm" svg:height="1.231cm" svg:x="6.291cm" svg:y="7.57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standard" draw:layer="layout" svg:width="8.712cm" svg:height="1.231cm" svg:x="6.091cm" svg:y="7.77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8.712cm" svg:height="1.231cm" svg:x="5.892cm" svg:y="7.974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</draw:g>
        <draw:line draw:style-name="gr9" draw:text-style-name="P6" draw:layer="layout" svg:x1="5.842cm" svg:y1="9.652cm" svg:x2="14.478cm" svg:y2="9.652cm">
          <text:p text:style-name="P7"/>
          <text:p text:style-name="P7"><text:span text:style-name="T1">700 amino acids</text:span></text:p>
        </draw:line>
        <draw:line draw:style-name="gr10" draw:text-style-name="P6" draw:layer="layout" svg:x1="14.732cm" svg:y1="9.652cm" svg:x2="17.526cm" svg:y2="6.858cm">
          <text:p/>
        </draw:line>
        <draw:frame draw:style-name="gr11" draw:text-style-name="P9" draw:layer="layout" svg:width="2.987cm" svg:height="0.806cm" draw:transform="rotate (0.789063354826636) translate (15.102cm 9.324cm)">
          <draw:text-box>
            <text:p text:style-name="P8"><text:span text:style-name="T1">44 featur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Large_20_Grid" draw:display-name="Large Grid" xlink:href="Pictures/1000000000000008000000087E6FD3C1D8C58AC2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22:00:14.295287105</meta:creation-date>
    <dc:date>2019-06-10T22:33:14.475152979</dc:date>
    <meta:editing-duration>PT12M28S</meta:editing-duration>
    <meta:editing-cycles>2</meta:editing-cycles>
    <meta:generator>LibreOffice/6.0.7.3$Linux_X86_64 LibreOffice_project/00m0$Build-3</meta:generator>
    <meta:document-statistic meta:object-count="59"/>
  </office:meta>
</office:document-meta>
</file>